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35a4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paragraph-rsid="000335a4" style:font-size-asian="15pt" style:font-size-complex="15pt"/>
    </style:style>
    <style:style style:name="P3" style:family="paragraph" style:parent-style-name="Standard">
      <style:text-properties style:font-name="Liberation Serif" fo:font-size="15pt" officeooo:paragraph-rsid="000335a4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0pt" fo:font-style="normal" fo:font-weight="bold" officeooo:paragraph-rsid="000335a4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fo:background-color="transparent" loext:char-shading-value="0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0335a4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043574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04e6ff" fo:background-color="transparent" loext:char-shading-value="0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normal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="Liberation Serif" fo:font-size="15pt" fo:font-style="italic" style:text-underline-style="solid" style:text-underline-width="auto" style:text-underline-color="font-color" fo:font-weight="bold" fo:background-color="transparent" loext:char-shading-value="0" style:font-size-asian="15pt" style:font-style-asian="italic" style:font-weight-asian="bold" style:font-size-complex="15pt" style:font-style-complex="italic" style:font-weight-complex="bold"/>
    </style:style>
    <style:style style:name="T12" style:family="text">
      <style:text-properties style:font-name="Liberation Serif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iação e Manipulação de arquivos e links no Linux</text:p>
      <text:p text:style-name="P2"/>
      <text:p text:style-name="P3"><text:span text:style-name="T3">pwd: </text:span>para mostrar o diretório atual</text:p>
      <text:p text:style-name="P3"><text:span text:style-name="T4">ls:</text:span> para listar arquivos e diretórios.</text:p>
      <text:p text:style-name="P3"><text:span text:style-name="T7">c</text:span><text:span text:style-name="T4">d: </text:span>para mudar de diretório.</text:p>
      <text:p text:style-name="P3"><text:span text:style-name="T4">Mkdir</text:span> : para criar um novo diretório.</text:p>
      <text:p text:style-name="P3"><text:span text:style-name="T4">rmdir</text:span><text:span text:style-name="T10"> ou </text:span><text:span text:style-name="T8">rm -r</text:span><text:span text:style-name="T2"> </text:span>:para remover diretórios.</text:p>
      <text:p text:style-name="P3"><text:span text:style-name="T4">touch</text:span> <text:s/>para criar um novo arquivo vazio.</text:p>
      <text:p text:style-name="P3"><text:span text:style-name="T6">n</text:span><text:span text:style-name="T4">ano: <text:s/></text:span>para editar arquivos de texto.</text:p>
      <text:p text:style-name="P3"><text:span text:style-name="T6">c</text:span><text:span text:style-name="T4">at:</text:span> <text:s/>para visualizar o conteúdo de arquivos.</text:p>
      <text:p text:style-name="P3"><text:span text:style-name="T4">cp </text:span><text:span text:style-name="T9">e </text:span><text:span text:style-name="T4">mv</text:span> : para copiar e mover arquivos e diretórios.</text:p>
      <text:p text:style-name="P3"><text:span text:style-name="T5">r</text:span><text:span text:style-name="T4">m: </text:span>para remover arquivos.</text:p>
      <text:p text:style-name="P3"><text:span text:style-name="T5">t</text:span><text:span text:style-name="T4">ouch:</text:span> arquivo.txt.</text:p>
      <text:p text:style-name="P3"><text:span text:style-name="T4">ls</text:span>: Lista os arquivos e diretórios no diretório atual.</text:p>
      <text:p text:style-name="P3"><text:span text:style-name="T4">ls -l</text:span>: Lista os arquivos e diretórios com detalhes (modo longo).</text:p>
      <text:p text:style-name="P3"><text:span text:style-name="T4">ls -a</text:span>: Lista todos os arquivos e diretórios, incluindo os ocultos.</text:p>
      <text:p text:style-name="P3"><text:span text:style-name="T5">c</text:span><text:span text:style-name="T4">d:</text:span><text:span text:style-name="T8"> “nome_do_diretório”</text:span>: Muda para outro diretório.</text:p>
      <text:p text:style-name="P3"><text:span text:style-name="T5">c</text:span><text:span text:style-name="T4">d .. :</text:span> Retrocede para o diretório pai.</text:p>
      <text:p text:style-name="P3"><text:span text:style-name="T4">cd:</text:span> Leva de volta ao diretório home do usuário.</text:p>
      <text:p text:style-name="P3"><text:span text:style-name="T5">c</text:span><text:span text:style-name="T4">p: </text:span>origem destino: Copia arquivos ou diretórios.</text:p>
      <text:p text:style-name="P1"><text:span text:style-name="T11">mv</text:span><text:span text:style-name="T12"> :origem destino: Move ou renomeia arquivos ou diretórios</text:span><text:line-break/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5:23:24.716439091</meta:creation-date>
    <dc:date>2024-04-01T01:24:06.358213622</dc:date>
    <meta:editing-duration>PT5M1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47" meta:character-count="878" meta:non-whitespace-character-count="746"/>
  </office:meta>
</office:document-meta>
</file>